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hingleAnalyzerWrapper.ShingleAnalyzerWrapper( Analyzer defaultAnalyz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hingleAnalyzerWrapper.ShingleAnalyzerWrapper( Analyzer defaultAnalyzer , int maxShingle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hingleAnalyzerWrapper.isOutputUnigra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ingleAnalyzerWrapper.tokenStream( String fieldName , 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hingleAnalyzerWrapper.ShingleAnalyzerWr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hingleAnalyzerWrapper.getMaxShingle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ingleAnalyzerWrapper.setMaxShingleSize( int maxShingle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ingleAnalyzerWrapper.setOutputUnigrams( boolean outputUnig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ingleAnalyzerWrapper.ShingleAnalyzerWrapper( int nGram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